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times" table:style-name="ta1">
        <table:shapes>
          <draw:frame draw:z-index="0" draw:style-name="gr1" draw:text-style-name="P1" svg:width="362.04mm" svg:height="203.63mm" svg:x="85.44mm" svg:y="18.07mm">
            <draw:object draw:notify-on-update-of-ranges="test_times.A2:test_times.A2 test_times.B2:test_times.AY2 test_times.A3:test_times.A3 test_times.B3:test_times.AY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8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5.015" calcext:value-type="float">
            <text:p>5.015</text:p>
          </table:table-cell>
          <table:table-cell office:value-type="float" office:value="6.153" calcext:value-type="float">
            <text:p>6.153</text:p>
          </table:table-cell>
          <table:table-cell office:value-type="float" office:value="5.592" calcext:value-type="float">
            <text:p>5.592</text:p>
          </table:table-cell>
          <table:table-cell office:value-type="float" office:value="7.018" calcext:value-type="float">
            <text:p>7.018</text:p>
          </table:table-cell>
          <table:table-cell office:value-type="float" office:value="5.489" calcext:value-type="float">
            <text:p>5.489</text:p>
          </table:table-cell>
          <table:table-cell office:value-type="float" office:value="7.049" calcext:value-type="float">
            <text:p>7.049</text:p>
          </table:table-cell>
          <table:table-cell office:value-type="float" office:value="8.624" calcext:value-type="float">
            <text:p>8.624</text:p>
          </table:table-cell>
          <table:table-cell office:value-type="float" office:value="11.559" calcext:value-type="float">
            <text:p>11.559</text:p>
          </table:table-cell>
          <table:table-cell office:value-type="float" office:value="11.357" calcext:value-type="float">
            <text:p>11.357</text:p>
          </table:table-cell>
          <table:table-cell office:value-type="float" office:value="9.965" calcext:value-type="float">
            <text:p>9.965</text:p>
          </table:table-cell>
          <table:table-cell office:value-type="float" office:value="13.465" calcext:value-type="float">
            <text:p>13.465</text:p>
          </table:table-cell>
          <table:table-cell office:value-type="float" office:value="18.813" calcext:value-type="float">
            <text:p>18.813</text:p>
          </table:table-cell>
          <table:table-cell office:value-type="float" office:value="25.467" calcext:value-type="float">
            <text:p>25.467</text:p>
          </table:table-cell>
          <table:table-cell office:value-type="float" office:value="22.981" calcext:value-type="float">
            <text:p>22.981</text:p>
          </table:table-cell>
          <table:table-cell office:value-type="float" office:value="26.318" calcext:value-type="float">
            <text:p>26.318</text:p>
          </table:table-cell>
          <table:table-cell office:value-type="float" office:value="24.598" calcext:value-type="float">
            <text:p>24.598</text:p>
          </table:table-cell>
          <table:table-cell office:value-type="float" office:value="31.208" calcext:value-type="float">
            <text:p>31.208</text:p>
          </table:table-cell>
          <table:table-cell office:value-type="float" office:value="30.176" calcext:value-type="float">
            <text:p>30.176</text:p>
          </table:table-cell>
          <table:table-cell office:value-type="float" office:value="27.863" calcext:value-type="float">
            <text:p>27.863</text:p>
          </table:table-cell>
          <table:table-cell office:value-type="float" office:value="26.345" calcext:value-type="float">
            <text:p>26.345</text:p>
          </table:table-cell>
          <table:table-cell office:value-type="float" office:value="43.064" calcext:value-type="float">
            <text:p>43.064</text:p>
          </table:table-cell>
          <table:table-cell office:value-type="float" office:value="41.965" calcext:value-type="float">
            <text:p>41.965</text:p>
          </table:table-cell>
          <table:table-cell office:value-type="float" office:value="44.753" calcext:value-type="float">
            <text:p>44.753</text:p>
          </table:table-cell>
          <table:table-cell office:value-type="float" office:value="31.258" calcext:value-type="float">
            <text:p>31.258</text:p>
          </table:table-cell>
          <table:table-cell office:value-type="float" office:value="48.347" calcext:value-type="float">
            <text:p>48.347</text:p>
          </table:table-cell>
          <table:table-cell office:value-type="float" office:value="32.251" calcext:value-type="float">
            <text:p>32.251</text:p>
          </table:table-cell>
          <table:table-cell office:value-type="float" office:value="40.096" calcext:value-type="float">
            <text:p>40.096</text:p>
          </table:table-cell>
          <table:table-cell office:value-type="float" office:value="42.188" calcext:value-type="float">
            <text:p>42.188</text:p>
          </table:table-cell>
          <table:table-cell office:value-type="float" office:value="41.899" calcext:value-type="float">
            <text:p>41.899</text:p>
          </table:table-cell>
          <table:table-cell office:value-type="float" office:value="53.846" calcext:value-type="float">
            <text:p>53.846</text:p>
          </table:table-cell>
          <table:table-cell office:value-type="float" office:value="52.863" calcext:value-type="float">
            <text:p>52.863</text:p>
          </table:table-cell>
          <table:table-cell office:value-type="float" office:value="52.587" calcext:value-type="float">
            <text:p>52.587</text:p>
          </table:table-cell>
          <table:table-cell office:value-type="float" office:value="46.144" calcext:value-type="float">
            <text:p>46.144</text:p>
          </table:table-cell>
          <table:table-cell office:value-type="float" office:value="50.674" calcext:value-type="float">
            <text:p>50.674</text:p>
          </table:table-cell>
          <table:table-cell office:value-type="float" office:value="42.837" calcext:value-type="float">
            <text:p>42.837</text:p>
          </table:table-cell>
          <table:table-cell office:value-type="float" office:value="64.502" calcext:value-type="float">
            <text:p>64.502</text:p>
          </table:table-cell>
          <table:table-cell office:value-type="float" office:value="68.384" calcext:value-type="float">
            <text:p>68.384</text:p>
          </table:table-cell>
          <table:table-cell office:value-type="float" office:value="49.459" calcext:value-type="float">
            <text:p>49.459</text:p>
          </table:table-cell>
          <table:table-cell office:value-type="float" office:value="72.5" calcext:value-type="float">
            <text:p>72.5</text:p>
          </table:table-cell>
          <table:table-cell office:value-type="float" office:value="54.105" calcext:value-type="float">
            <text:p>54.105</text:p>
          </table:table-cell>
          <table:table-cell office:value-type="float" office:value="73.59" calcext:value-type="float">
            <text:p>73.59</text:p>
          </table:table-cell>
          <table:table-cell office:value-type="float" office:value="67.421" calcext:value-type="float">
            <text:p>67.421</text:p>
          </table:table-cell>
          <table:table-cell office:value-type="float" office:value="66.962" calcext:value-type="float">
            <text:p>66.962</text:p>
          </table:table-cell>
          <table:table-cell office:value-type="float" office:value="67.569" calcext:value-type="float">
            <text:p>67.569</text:p>
          </table:table-cell>
          <table:table-cell office:value-type="float" office:value="59.098" calcext:value-type="float">
            <text:p>59.098</text:p>
          </table:table-cell>
          <table:table-cell office:value-type="float" office:value="59.779" calcext:value-type="float">
            <text:p>59.779</text:p>
          </table:table-cell>
          <table:table-cell office:value-type="float" office:value="61.568" calcext:value-type="float">
            <text:p>61.568</text:p>
          </table:table-cell>
          <table:table-cell office:value-type="float" office:value="59.167" calcext:value-type="float">
            <text:p>59.167</text:p>
          </table:table-cell>
          <table:table-cell office:value-type="float" office:value="78.9" calcext:value-type="float">
            <text:p>78.9</text:p>
          </table:table-cell>
          <table:table-cell office:value-type="float" office:value="55.981" calcext:value-type="float">
            <text:p>55.981</text:p>
          </table:table-cell>
        </table:table-row>
        <table:table-row table:style-name="ro1">
          <table:table-cell office:value-type="string" calcext:value-type="string">
            <text:p>series</text:p>
          </table:table-cell>
          <table:table-cell table:formula="of:=5*[.B1]" office:value-type="float" office:value="5" calcext:value-type="float">
            <text:p>5</text:p>
          </table:table-cell>
          <table:table-cell table:formula="of:=5*[.C1]" office:value-type="float" office:value="10" calcext:value-type="float">
            <text:p>10</text:p>
          </table:table-cell>
          <table:table-cell table:formula="of:=5*[.D1]" office:value-type="float" office:value="15" calcext:value-type="float">
            <text:p>15</text:p>
          </table:table-cell>
          <table:table-cell table:formula="of:=5*[.E1]" office:value-type="float" office:value="20" calcext:value-type="float">
            <text:p>20</text:p>
          </table:table-cell>
          <table:table-cell table:formula="of:=5*[.F1]" office:value-type="float" office:value="25" calcext:value-type="float">
            <text:p>25</text:p>
          </table:table-cell>
          <table:table-cell table:formula="of:=5*[.G1]" office:value-type="float" office:value="30" calcext:value-type="float">
            <text:p>30</text:p>
          </table:table-cell>
          <table:table-cell table:formula="of:=5*[.H1]" office:value-type="float" office:value="35" calcext:value-type="float">
            <text:p>35</text:p>
          </table:table-cell>
          <table:table-cell table:formula="of:=5*[.I1]" office:value-type="float" office:value="40" calcext:value-type="float">
            <text:p>40</text:p>
          </table:table-cell>
          <table:table-cell table:formula="of:=5*[.J1]" office:value-type="float" office:value="45" calcext:value-type="float">
            <text:p>45</text:p>
          </table:table-cell>
          <table:table-cell table:formula="of:=5*[.K1]" office:value-type="float" office:value="50" calcext:value-type="float">
            <text:p>50</text:p>
          </table:table-cell>
          <table:table-cell table:formula="of:=5*[.L1]" office:value-type="float" office:value="55" calcext:value-type="float">
            <text:p>55</text:p>
          </table:table-cell>
          <table:table-cell table:formula="of:=5*[.M1]" office:value-type="float" office:value="60" calcext:value-type="float">
            <text:p>60</text:p>
          </table:table-cell>
          <table:table-cell table:formula="of:=5*[.N1]" office:value-type="float" office:value="65" calcext:value-type="float">
            <text:p>65</text:p>
          </table:table-cell>
          <table:table-cell table:formula="of:=5*[.O1]" office:value-type="float" office:value="70" calcext:value-type="float">
            <text:p>70</text:p>
          </table:table-cell>
          <table:table-cell table:formula="of:=5*[.P1]" office:value-type="float" office:value="75" calcext:value-type="float">
            <text:p>75</text:p>
          </table:table-cell>
          <table:table-cell table:formula="of:=5*[.Q1]" office:value-type="float" office:value="80" calcext:value-type="float">
            <text:p>80</text:p>
          </table:table-cell>
          <table:table-cell table:formula="of:=5*[.R1]" office:value-type="float" office:value="85" calcext:value-type="float">
            <text:p>85</text:p>
          </table:table-cell>
          <table:table-cell table:formula="of:=5*[.S1]" office:value-type="float" office:value="90" calcext:value-type="float">
            <text:p>90</text:p>
          </table:table-cell>
          <table:table-cell table:formula="of:=5*[.T1]" office:value-type="float" office:value="95" calcext:value-type="float">
            <text:p>95</text:p>
          </table:table-cell>
          <table:table-cell table:formula="of:=5*[.U1]" office:value-type="float" office:value="100" calcext:value-type="float">
            <text:p>100</text:p>
          </table:table-cell>
          <table:table-cell table:formula="of:=5*[.V1]" office:value-type="float" office:value="105" calcext:value-type="float">
            <text:p>105</text:p>
          </table:table-cell>
          <table:table-cell table:formula="of:=5*[.W1]" office:value-type="float" office:value="110" calcext:value-type="float">
            <text:p>110</text:p>
          </table:table-cell>
          <table:table-cell table:formula="of:=5*[.X1]" office:value-type="float" office:value="115" calcext:value-type="float">
            <text:p>115</text:p>
          </table:table-cell>
          <table:table-cell table:formula="of:=5*[.Y1]" office:value-type="float" office:value="120" calcext:value-type="float">
            <text:p>120</text:p>
          </table:table-cell>
          <table:table-cell table:formula="of:=5*[.Z1]" office:value-type="float" office:value="125" calcext:value-type="float">
            <text:p>125</text:p>
          </table:table-cell>
          <table:table-cell table:formula="of:=5*[.AA1]" office:value-type="float" office:value="130" calcext:value-type="float">
            <text:p>130</text:p>
          </table:table-cell>
          <table:table-cell table:formula="of:=5*[.AB1]" office:value-type="float" office:value="135" calcext:value-type="float">
            <text:p>135</text:p>
          </table:table-cell>
          <table:table-cell table:formula="of:=5*[.AC1]" office:value-type="float" office:value="140" calcext:value-type="float">
            <text:p>140</text:p>
          </table:table-cell>
          <table:table-cell table:formula="of:=5*[.AD1]" office:value-type="float" office:value="145" calcext:value-type="float">
            <text:p>145</text:p>
          </table:table-cell>
          <table:table-cell table:formula="of:=5*[.AE1]" office:value-type="float" office:value="150" calcext:value-type="float">
            <text:p>150</text:p>
          </table:table-cell>
          <table:table-cell table:formula="of:=5*[.AF1]" office:value-type="float" office:value="155" calcext:value-type="float">
            <text:p>155</text:p>
          </table:table-cell>
          <table:table-cell table:formula="of:=5*[.AG1]" office:value-type="float" office:value="160" calcext:value-type="float">
            <text:p>160</text:p>
          </table:table-cell>
          <table:table-cell table:formula="of:=5*[.AH1]" office:value-type="float" office:value="165" calcext:value-type="float">
            <text:p>165</text:p>
          </table:table-cell>
          <table:table-cell table:formula="of:=5*[.AI1]" office:value-type="float" office:value="170" calcext:value-type="float">
            <text:p>170</text:p>
          </table:table-cell>
          <table:table-cell table:formula="of:=5*[.AJ1]" office:value-type="float" office:value="175" calcext:value-type="float">
            <text:p>175</text:p>
          </table:table-cell>
          <table:table-cell table:formula="of:=5*[.AK1]" office:value-type="float" office:value="180" calcext:value-type="float">
            <text:p>180</text:p>
          </table:table-cell>
          <table:table-cell table:formula="of:=5*[.AL1]" office:value-type="float" office:value="185" calcext:value-type="float">
            <text:p>185</text:p>
          </table:table-cell>
          <table:table-cell table:formula="of:=5*[.AM1]" office:value-type="float" office:value="190" calcext:value-type="float">
            <text:p>190</text:p>
          </table:table-cell>
          <table:table-cell table:formula="of:=5*[.AN1]" office:value-type="float" office:value="195" calcext:value-type="float">
            <text:p>195</text:p>
          </table:table-cell>
          <table:table-cell table:formula="of:=5*[.AO1]" office:value-type="float" office:value="200" calcext:value-type="float">
            <text:p>200</text:p>
          </table:table-cell>
          <table:table-cell table:formula="of:=5*[.AP1]" office:value-type="float" office:value="205" calcext:value-type="float">
            <text:p>205</text:p>
          </table:table-cell>
          <table:table-cell table:formula="of:=5*[.AQ1]" office:value-type="float" office:value="210" calcext:value-type="float">
            <text:p>210</text:p>
          </table:table-cell>
          <table:table-cell table:formula="of:=5*[.AR1]" office:value-type="float" office:value="215" calcext:value-type="float">
            <text:p>215</text:p>
          </table:table-cell>
          <table:table-cell table:formula="of:=5*[.AS1]" office:value-type="float" office:value="220" calcext:value-type="float">
            <text:p>220</text:p>
          </table:table-cell>
          <table:table-cell table:formula="of:=5*[.AT1]" office:value-type="float" office:value="225" calcext:value-type="float">
            <text:p>225</text:p>
          </table:table-cell>
          <table:table-cell table:formula="of:=5*[.AU1]" office:value-type="float" office:value="230" calcext:value-type="float">
            <text:p>230</text:p>
          </table:table-cell>
          <table:table-cell table:formula="of:=5*[.AV1]" office:value-type="float" office:value="235" calcext:value-type="float">
            <text:p>235</text:p>
          </table:table-cell>
          <table:table-cell table:formula="of:=5*[.AW1]" office:value-type="float" office:value="240" calcext:value-type="float">
            <text:p>240</text:p>
          </table:table-cell>
          <table:table-cell table:formula="of:=5*[.AX1]" office:value-type="float" office:value="245" calcext:value-type="float">
            <text:p>245</text:p>
          </table:table-cell>
          <table:table-cell table:formula="of:=5*[.AY1]"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0T18:22:58.914055393</dc:date>
    <meta:editing-duration>PT1H6M4S</meta:editing-duration>
    <meta:editing-cycles>1</meta:editing-cycles>
    <meta:document-statistic meta:table-count="1" meta:cell-count="15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205cm" svg:height="20.364cm" xlink:href=".." xlink:type="simple" chart:class="chart:scatter" chart:style-name="ch1">
        <chart:title svg:x="15.571cm" svg:y="0.543cm" chart:style-name="ch2">
          <text:p>Parallel testing vs series</text:p>
        </chart:title>
        <chart:legend chart:legend-position="end" svg:x="33.776cm" svg:y="9.634cm" style:legend-expansion="high" chart:style-name="ch3"/>
        <chart:plot-area chart:style-name="ch4" table:cell-range-address="test_times.A2:test_times.AY3" chart:data-source-has-labels="column" svg:x="1.735cm" svg:y="1.729cm" svg:width="31.317cm" svg:height="17.247cm">
          <chartooo:coordinate-region svg:x="2.542cm" svg:y="1.929cm" svg:width="30.323cm" svg:height="16.4cm"/>
          <chart:axis chart:dimension="x" chart:name="primary-x" chart:style-name="ch5">
            <chart:title svg:x="16.211cm" svg:y="19.383cm" chart:style-name="ch6">
              <text:p>Number of tests</text:p>
            </chart:title>
          </chart:axis>
          <chart:axis chart:dimension="y" chart:name="primary-y" chart:style-name="ch5">
            <chart:title svg:x="0.451cm" svg:y="11.534cm" chart:style-name="ch7">
              <text:p>time in seconds</text:p>
            </chart:title>
            <chart:grid chart:style-name="ch8" chart:class="major"/>
          </chart:axis>
          <chart:series chart:style-name="ch9" chart:values-cell-range-address="test_times.B2:test_times.AY2" chart:label-cell-address="test_times.A2:test_times.A2" chart:class="chart:scatter">
            <chart:data-point chart:repeated="50"/>
          </chart:series>
          <chart:series chart:style-name="ch10" chart:values-cell-range-address="test_times.B3:test_times.AY3" chart:label-cell-address="test_times.A3:test_times.A3" chart:class="chart:scatte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parallel</text:p>
                <draw:g>
                  <svg:desc>test_times.A2:test_times.A2</svg:desc>
                </draw:g>
              </table:table-cell>
              <table:table-cell office:value-type="float" office:value="5.015">
                <text:p>5.015</text:p>
                <draw:g>
                  <svg:desc>test_times.B2:test_times.AY2</svg:desc>
                </draw:g>
              </table:table-cell>
              <table:table-cell office:value-type="float" office:value="6.153">
                <text:p>6.153</text:p>
              </table:table-cell>
              <table:table-cell office:value-type="float" office:value="5.592">
                <text:p>5.592</text:p>
              </table:table-cell>
              <table:table-cell office:value-type="float" office:value="7.018">
                <text:p>7.018</text:p>
              </table:table-cell>
              <table:table-cell office:value-type="float" office:value="5.489">
                <text:p>5.489</text:p>
              </table:table-cell>
              <table:table-cell office:value-type="float" office:value="7.049">
                <text:p>7.049</text:p>
              </table:table-cell>
              <table:table-cell office:value-type="float" office:value="8.624">
                <text:p>8.624</text:p>
              </table:table-cell>
              <table:table-cell office:value-type="float" office:value="11.559">
                <text:p>11.559</text:p>
              </table:table-cell>
              <table:table-cell office:value-type="float" office:value="11.357">
                <text:p>11.357</text:p>
              </table:table-cell>
              <table:table-cell office:value-type="float" office:value="9.965">
                <text:p>9.965</text:p>
              </table:table-cell>
              <table:table-cell office:value-type="float" office:value="13.465">
                <text:p>13.465</text:p>
              </table:table-cell>
              <table:table-cell office:value-type="float" office:value="18.813">
                <text:p>18.813</text:p>
              </table:table-cell>
              <table:table-cell office:value-type="float" office:value="25.467">
                <text:p>25.467</text:p>
              </table:table-cell>
              <table:table-cell office:value-type="float" office:value="22.981">
                <text:p>22.981</text:p>
              </table:table-cell>
              <table:table-cell office:value-type="float" office:value="26.318">
                <text:p>26.318</text:p>
              </table:table-cell>
              <table:table-cell office:value-type="float" office:value="24.598">
                <text:p>24.598</text:p>
              </table:table-cell>
              <table:table-cell office:value-type="float" office:value="31.208">
                <text:p>31.208</text:p>
              </table:table-cell>
              <table:table-cell office:value-type="float" office:value="30.176">
                <text:p>30.176</text:p>
              </table:table-cell>
              <table:table-cell office:value-type="float" office:value="27.863">
                <text:p>27.863</text:p>
              </table:table-cell>
              <table:table-cell office:value-type="float" office:value="26.345">
                <text:p>26.345</text:p>
              </table:table-cell>
              <table:table-cell office:value-type="float" office:value="43.064">
                <text:p>43.064</text:p>
              </table:table-cell>
              <table:table-cell office:value-type="float" office:value="41.965">
                <text:p>41.965</text:p>
              </table:table-cell>
              <table:table-cell office:value-type="float" office:value="44.753">
                <text:p>44.753</text:p>
              </table:table-cell>
              <table:table-cell office:value-type="float" office:value="31.258">
                <text:p>31.258</text:p>
              </table:table-cell>
              <table:table-cell office:value-type="float" office:value="48.347">
                <text:p>48.347</text:p>
              </table:table-cell>
              <table:table-cell office:value-type="float" office:value="32.251">
                <text:p>32.251</text:p>
              </table:table-cell>
              <table:table-cell office:value-type="float" office:value="40.096">
                <text:p>40.096</text:p>
              </table:table-cell>
              <table:table-cell office:value-type="float" office:value="42.188">
                <text:p>42.188</text:p>
              </table:table-cell>
              <table:table-cell office:value-type="float" office:value="41.899">
                <text:p>41.899</text:p>
              </table:table-cell>
              <table:table-cell office:value-type="float" office:value="53.846">
                <text:p>53.846</text:p>
              </table:table-cell>
              <table:table-cell office:value-type="float" office:value="52.863">
                <text:p>52.863</text:p>
              </table:table-cell>
              <table:table-cell office:value-type="float" office:value="52.587">
                <text:p>52.587</text:p>
              </table:table-cell>
              <table:table-cell office:value-type="float" office:value="46.144">
                <text:p>46.144</text:p>
              </table:table-cell>
              <table:table-cell office:value-type="float" office:value="50.674">
                <text:p>50.674</text:p>
              </table:table-cell>
              <table:table-cell office:value-type="float" office:value="42.837">
                <text:p>42.837</text:p>
              </table:table-cell>
              <table:table-cell office:value-type="float" office:value="64.502">
                <text:p>64.502</text:p>
              </table:table-cell>
              <table:table-cell office:value-type="float" office:value="68.384">
                <text:p>68.384</text:p>
              </table:table-cell>
              <table:table-cell office:value-type="float" office:value="49.459">
                <text:p>49.459</text:p>
              </table:table-cell>
              <table:table-cell office:value-type="float" office:value="72.5">
                <text:p>72.5</text:p>
              </table:table-cell>
              <table:table-cell office:value-type="float" office:value="54.105">
                <text:p>54.105</text:p>
              </table:table-cell>
              <table:table-cell office:value-type="float" office:value="73.59">
                <text:p>73.59</text:p>
              </table:table-cell>
              <table:table-cell office:value-type="float" office:value="67.421">
                <text:p>67.421</text:p>
              </table:table-cell>
              <table:table-cell office:value-type="float" office:value="66.962">
                <text:p>66.962</text:p>
              </table:table-cell>
              <table:table-cell office:value-type="float" office:value="67.569">
                <text:p>67.569</text:p>
              </table:table-cell>
              <table:table-cell office:value-type="float" office:value="59.098">
                <text:p>59.098</text:p>
              </table:table-cell>
              <table:table-cell office:value-type="float" office:value="59.779">
                <text:p>59.779</text:p>
              </table:table-cell>
              <table:table-cell office:value-type="float" office:value="61.568">
                <text:p>61.568</text:p>
              </table:table-cell>
              <table:table-cell office:value-type="float" office:value="59.167">
                <text:p>59.167</text:p>
              </table:table-cell>
              <table:table-cell office:value-type="float" office:value="78.9">
                <text:p>78.9</text:p>
              </table:table-cell>
              <table:table-cell office:value-type="float" office:value="55.981">
                <text:p>55.981</text:p>
              </table:table-cell>
            </table:table-row>
            <table:table-row>
              <table:table-cell office:value-type="string">
                <text:p>series</text:p>
                <draw:g>
                  <svg:desc>test_times.A3:test_times.A3</svg:desc>
                </draw:g>
              </table:table-cell>
              <table:table-cell office:value-type="float" office:value="5">
                <text:p>5</text:p>
                <draw:g>
                  <svg:desc>test_times.B3:test_times.AY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65">
                <text:p>165</text:p>
              </table:table-cell>
              <table:table-cell office:value-type="float" office:value="170">
                <text:p>170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  <table:table-cell office:value-type="float" office:value="210">
                <text:p>210</text:p>
              </table:table-cell>
              <table:table-cell office:value-type="float" office:value="215">
                <text:p>215</text:p>
              </table:table-cell>
              <table:table-cell office:value-type="float" office:value="220">
                <text:p>220</text:p>
              </table:table-cell>
              <table:table-cell office:value-type="float" office:value="225">
                <text:p>225</text:p>
              </table:table-cell>
              <table:table-cell office:value-type="float" office:value="230">
                <text:p>230</text:p>
              </table:table-cell>
              <table:table-cell office:value-type="float" office:value="235">
                <text:p>235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